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379c" officeooo:paragraph-rsid="000a379c"/>
    </style:style>
    <style:style style:name="P2" style:family="paragraph" style:parent-style-name="Text_20_body">
      <style:text-properties officeooo:rsid="000a379c" officeooo:paragraph-rsid="000a379c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a379c" officeooo:paragraph-rsid="000a379c" style:font-weight-asian="bold" style:font-weight-complex="bold"/>
    </style:style>
    <style:style style:name="P4" style:family="paragraph" style:parent-style-name="Standard">
      <style:text-properties officeooo:paragraph-rsid="000c0809"/>
    </style:style>
    <style:style style:name="P5" style:family="paragraph" style:parent-style-name="Text_20_body">
      <style:text-properties officeooo:paragraph-rsid="000c0809"/>
    </style:style>
    <style:style style:name="P6" style:family="paragraph" style:parent-style-name="Text_20_body">
      <style:text-properties officeooo:paragraph-rsid="000a379c"/>
    </style:style>
    <style:style style:name="P7" style:family="paragraph" style:parent-style-name="Standard">
      <style:text-properties officeooo:rsid="000a379c" officeooo:paragraph-rsid="000a379c"/>
    </style:style>
    <style:style style:name="P8" style:family="paragraph" style:parent-style-name="Standard">
      <style:text-properties officeooo:rsid="000e7d00" officeooo:paragraph-rsid="000e7d00"/>
    </style:style>
    <style:style style:name="P9" style:family="paragraph" style:parent-style-name="Text_20_body">
      <style:text-properties style:font-name="Liberation Serif" style:text-underline-style="solid" style:text-underline-width="auto" style:text-underline-color="font-color" fo:font-weight="bold" officeooo:rsid="000a379c" officeooo:paragraph-rsid="000a379c" style:font-name-asian="Liberation Serif" style:font-weight-asian="bold" style:font-name-complex="Liberation Serif" style:font-weight-complex="bold"/>
    </style:style>
    <style:style style:name="P10" style:family="paragraph" style:parent-style-name="Text_20_body">
      <style:text-properties style:font-name="Liberation Serif" officeooo:rsid="000a379c" officeooo:paragraph-rsid="000a379c" style:font-name-asian="Liberation Serif" style:font-name-complex="Liberation Serif"/>
    </style:style>
    <style:style style:name="P11" style:family="paragraph" style:parent-style-name="Text_20_body">
      <style:text-properties style:font-name="Liberation Serif" officeooo:rsid="000a379c" officeooo:paragraph-rsid="000c0c15" style:font-name-asian="Liberation Serif" style:font-name-complex="Liberation Serif"/>
    </style:style>
    <style:style style:name="P12" style:family="paragraph" style:parent-style-name="Text_20_body">
      <style:text-properties style:font-name="Liberation Serif" officeooo:rsid="000a379c" officeooo:paragraph-rsid="000dbe4a" style:font-name-asian="Liberation Serif" style:font-name-complex="Liberation Serif"/>
    </style:style>
    <style:style style:name="T1" style:family="text">
      <style:text-properties style:font-name="Liberation Serif" style:font-name-asian="Liberation Serif" style:font-name-complex="Liberation Serif"/>
    </style:style>
    <style:style style:name="T2" style:family="text">
      <style:text-properties style:font-name="Liberation Serif" style:text-underline-style="solid" style:text-underline-width="auto" style:text-underline-color="font-color" fo:font-weight="bold" style:font-name-asian="Liberation Serif" style:font-weight-asian="bold" style:font-name-complex="Liberation Serif" style:font-weight-complex="bold"/>
    </style:style>
    <style:style style:name="T3" style:family="text">
      <style:text-properties officeooo:rsid="000a379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normal" officeooo:rsid="000c0809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0c0c15"/>
    </style:style>
    <style:style style:name="T9" style:family="text">
      <style:text-properties officeooo:rsid="000dbe4a"/>
    </style:style>
    <style:style style:name="T10" style:family="text">
      <style:text-properties officeooo:rsid="001026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<text:tab/><text:tab/><text:tab/><text:tab/></text:span><text:span text:style-name="T2">Revising comparisons</text:span></text:p>
      <text:p text:style-name="P9"/>
      <text:p text:style-name="P10"><text:tab/>To help you convince us in your oral presentations that something is better than something else, let’s try to revise today how to use comparative and superlative forms in English.</text:p>
      <text:p text:style-name="P10"/>
      <text:p text:style-name="P9">I) Correcting the following mistakes:</text:p>
      <text:p text:style-name="Text_20_body">Java is more powerful than Python, but C++ is the most powerfuler.</text:p>
      <text:p text:style-name="P11">→Java is more powerful than Python, but C++ is the most powerful.</text:p>
      <text:p text:style-name="Text_20_body">JavaScript is the le<text:span text:style-name="T3">ss</text:span> complicated of all scripting languages.</text:p>
      <text:p text:style-name="P11">→JavaScript is the less complicated of all scripting languages.</text:p>
      <text:p text:style-name="P6">Ruby is not popular <text:span text:style-name="T3">like</text:span> Python, but it's the popular language in web development.</text:p>
      <text:p text:style-name="P11">→Ruby is not <text:span text:style-name="T8">as </text:span>popular <text:span text:style-name="T8">as</text:span> Python, but it's the <text:span text:style-name="T8">most</text:span> popular language in web development.</text:p>
      <text:p text:style-name="Text_20_body">HTML is easy, but CSS is the easier to learn.</text:p>
      <text:p text:style-name="P11">→HTML is easy, but CSS is easier to learn.</text:p>
      <text:p text:style-name="Text_20_body">Machine learning is <text:span text:style-name="T3">equally</text:span> complex as artificial intelligence, if not more complex.</text:p>
      <text:p text:style-name="P11">→Machine learning is <text:span text:style-name="T8">as </text:span>complex as artificial intelligence, if not more complex.</text:p>
      <text:p text:style-name="Text_20_body">C# is the le<text:span text:style-name="T9">a</text:span>s<text:span text:style-name="T9">t</text:span> difficult language among the Microsoft programming languages.</text:p>
      <text:p text:style-name="P12">→C# is the less difficult language among the Microsoft programming languages.</text:p>
      <text:p text:style-name="Text_20_body">Python is more popular than Ruby, but JavaScript is the popular language in web development.</text:p>
      <text:p text:style-name="P12">→Python is more popular than Ruby, but JavaScript is the popular language in web development.</text:p>
      <text:p text:style-name="Text_20_body">C++ is the most complexer programming language.</text:p>
      <text:p text:style-name="P12">→C++ is the most complexe programming language.</text:p>
      <text:p text:style-name="Text_20_body">HTML is easy, but learning JavaScript is the easier.</text:p>
      <text:p text:style-name="P12">→<text:span text:style-name="T7">HTML is easy, but learning JavaScript is the easier.</text:span></text:p>
      <text:p text:style-name="Text_20_body">Debugging is as challenging as writing code, if not more challenging.</text:p>
      <text:p text:style-name="P12">→Debugging is as challenging as writing code, if not more challenging.</text:p>
      <text:p text:style-name="Text_20_body">Swift is the fastest programming language, but it's not <text:s/>widely used as Python.</text:p>
      <text:p text:style-name="P12">→Swift is the fastest programming language, but it's not <text:span text:style-name="T9">as</text:span> widely used as Python.</text:p>
      <text:p text:style-name="Text_20_body">PHP is the less preferred language among web developers.</text:p>
      <text:p text:style-name="P12">→PHP is the le<text:span text:style-name="T9">ast</text:span> preferred language among web developers.</text:p>
      <text:p text:style-name="Text_20_body">Writing documentation is not as exciting <text:span text:style-name="T3">than</text:span> coding, but it's crucial when you find a bug.</text:p>
      <text:p text:style-name="P12">→Writing documentation is not as exciting <text:span text:style-name="T9">as</text:span> coding, but it's crucial when you find a bug.</text:p>
      <text:p text:style-name="Text_20_body"><text:soft-page-break/>Java is more widely <text:span text:style-name="T3">used</text:span> than Kotlin, but Kotlin is the user-friendlier language.</text:p>
      <text:p text:style-name="P12">→Java is more widely used than Kotlin, but Kotlin is the user-friendlier language.</text:p>
      <text:p text:style-name="P3">II) You are going to work in pairs and help me understand the strengths and weaknesses of different programming languages.</text:p>
      <text:p text:style-name="P1">You can choose your favorite one and your least favorite one, two languages that you appreciate (even if you can have a preference for one of them) or two funny/ unusual/ old programming languages that you have heard about.</text:p>
      <text:p text:style-name="P1">Try to build as many sentences as possible to establish this comparison.</text:p>
      <text:p text:style-name="P1">To help you, here is a list of useful adjectives that might help you express your ideas.</text:p>
      <text:p text:style-name="P1"/>
      <text:p text:style-name="P8">JavaScript is more <text:span text:style-name="T10">popular</text:span> than python in web development </text:p>
      <text:p text:style-name="P8">Python is faster than javascript </text:p>
      <text:p text:style-name="P8">Python is easier to learn than javascript </text:p>
      <text:p text:style-name="P1"/>
      <text:p text:style-name="P1">List of adjectives:</text:p>
      <text:p text:style-name="P1"/>
      <text:p text:style-name="Text_20_body"><text:span text:style-name="Strong_20_Emphasis">Efficient</text:span></text:p>
      <text:p text:style-name="Text_20_body"><text:span text:style-name="Strong_20_Emphasis"><text:span text:style-name="T7">Versatile</text:span></text:span></text:p>
      <text:p text:style-name="Text_20_body"><text:span text:style-name="Strong_20_Emphasis"><text:span text:style-name="T7">Readable</text:span></text:span></text:p>
      <text:p text:style-name="Text_20_body"><text:span text:style-name="Strong_20_Emphasis"><text:span text:style-name="T7">Scalable</text:span></text:span></text:p>
      <text:p text:style-name="Text_20_body"><text:span text:style-name="Strong_20_Emphasis"><text:span text:style-name="T7">Secure</text:span></text:span></text:p>
      <text:p text:style-name="Text_20_body"><text:span text:style-name="Strong_20_Emphasis"><text:span text:style-name="T7">User-friendly</text:span></text:span></text:p>
      <text:p text:style-name="Text_20_body"><text:span text:style-name="Strong_20_Emphasis"><text:span text:style-name="T7">Powerful</text:span></text:span></text:p>
      <text:p text:style-name="Text_20_body"><text:span text:style-name="Strong_20_Emphasis"><text:span text:style-name="T7">Popular</text:span></text:span></text:p>
      <text:p text:style-name="Text_20_body"><text:span text:style-name="Strong_20_Emphasis"><text:span text:style-name="T7">Flexible</text:span></text:span></text:p>
      <text:p text:style-name="Text_20_body"><text:span text:style-name="Strong_20_Emphasis"><text:span text:style-name="T7">Intuitive</text:span></text:span></text:p>
      <text:p text:style-name="Text_20_body"><text:span text:style-name="Strong_20_Emphasis"><text:span text:style-name="T7">Elegant</text:span></text:span></text:p>
      <text:p text:style-name="Text_20_body"><text:span text:style-name="Strong_20_Emphasis"><text:span text:style-name="T7">Concise</text:span></text:span></text:p>
      <text:p text:style-name="Text_20_body"><text:span text:style-name="Strong_20_Emphasis"><text:span text:style-name="T7">Dynamic</text:span></text:span></text:p>
      <text:p text:style-name="Text_20_body"><text:span text:style-name="Strong_20_Emphasis"><text:span text:style-name="T7">Robust</text:span></text:span></text:p>
      <text:p text:style-name="Text_20_body"><text:span text:style-name="Strong_20_Emphasis"><text:span text:style-name="T7">Maintainable</text:span></text:span></text:p>
      <text:p text:style-name="Text_20_body"><text:span text:style-name="Strong_20_Emphasis"><text:span text:style-name="T7">Fast</text:span></text:span></text:p>
      <text:p text:style-name="Text_20_body"><text:span text:style-name="Strong_20_Emphasis"><text:span text:style-name="T7">Responsive</text:span></text:span></text:p>
      <text:p text:style-name="Text_20_body"><text:span text:style-name="Strong_20_Emphasis"><text:span text:style-name="T7">Accessible</text:span></text:span></text:p>
      <text:p text:style-name="Text_20_body"><text:span text:style-name="Strong_20_Emphasis"><text:span text:style-name="T7">Concurrent</text:span></text:span></text:p>
      <text:p text:style-name="Text_20_body"><text:span text:style-name="Strong_20_Emphasis"><text:span text:style-name="T7">Expressive</text:span></text:span></text:p>
      <text:p text:style-name="Text_20_body"><text:span text:style-name="Strong_20_Emphasis"><text:span text:style-name="T7">Modular</text:span></text:span></text:p>
      <text:p text:style-name="Text_20_body"><text:soft-page-break/><text:span text:style-name="Strong_20_Emphasis"><text:span text:style-name="T7">Error-resistant</text:span></text:span></text:p>
      <text:p text:style-name="Text_20_body"><text:span text:style-name="Strong_20_Emphasis"><text:span text:style-name="T7">Innovative</text:span></text:span></text:p>
      <text:p text:style-name="Text_20_body"><text:span text:style-name="Strong_20_Emphasis"><text:span text:style-name="T7">Adaptable</text:span></text:span></text:p>
      <text:p text:style-name="Text_20_body"><text:span text:style-name="Strong_20_Emphasis"><text:span text:style-name="T7">Community-driven</text:span></text:span></text:p>
      <text:p text:style-name="Text_20_body"><text:span text:style-name="Strong_20_Emphasis"><text:span text:style-name="T7">Portable</text:span></text:span></text:p>
      <text:p text:style-name="Text_20_body"><text:span text:style-name="Strong_20_Emphasis"><text:span text:style-name="T7">Concurrent</text:span></text:span></text:p>
      <text:p text:style-name="Text_20_body"><text:span text:style-name="Strong_20_Emphasis"><text:span text:style-name="T7">Concise</text:span></text:span></text:p>
      <text:p text:style-name="Text_20_body"><text:span text:style-name="Strong_20_Emphasis"><text:span text:style-name="T7">Interactive</text:span></text:span></text:p>
      <text:p text:style-name="Text_20_body"><text:span text:style-name="Strong_20_Emphasis"><text:span text:style-name="T7">Platform-independent</text:span></text:span></text:p>
      <text:p text:style-name="Text_20_body"><text:span text:style-name="Strong_20_Emphasis"><text:span text:style-name="T7">Convenient</text:span></text:span></text:p>
      <text:p text:style-name="Text_20_body"><text:span text:style-name="Strong_20_Emphasis"><text:span text:style-name="T7">Responsive</text:span></text:span></text:p>
      <text:p text:style-name="Text_20_body"><text:span text:style-name="Strong_20_Emphasis"><text:span text:style-name="T7">Expressive</text:span></text:span></text:p>
      <text:p text:style-name="Text_20_body"><text:span text:style-name="Strong_20_Emphasis"><text:span text:style-name="T7">Object-oriented</text:span></text:span></text:p>
      <text:p text:style-name="Text_20_body"><text:span text:style-name="Strong_20_Emphasis"><text:span text:style-name="T7">Compiled</text:span></text:span></text:p>
      <text:p text:style-name="Text_20_body"><text:span text:style-name="Strong_20_Emphasis"><text:span text:style-name="T7">Interpreted</text:span></text:span></text:p>
      <text:p text:style-name="Text_20_body"><text:span text:style-name="Strong_20_Emphasis"><text:span text:style-name="T7">Backward-compatible</text:span></text:span></text:p>
      <text:p text:style-name="Text_20_body"><text:span text:style-name="Strong_20_Emphasis"><text:span text:style-name="T7">Maintainable</text:span></text:span></text:p>
      <text:p text:style-name="Text_20_body"><text:span text:style-name="Strong_20_Emphasis"><text:span text:style-name="T7">Extensible</text:span></text:span></text:p>
      <text:p text:style-name="Text_20_body"><text:span text:style-name="Strong_20_Emphasis"><text:span text:style-name="T7">Feature-rich</text:span></text:span></text:p>
      <text:p text:style-name="P5"><text:span text:style-name="Strong_20_Emphasis"><text:span text:style-name="T6">III) </text:span></text:span><text:span text:style-name="Strong_20_Emphasis"><text:span text:style-name="T5">Use the words in parentheses to write superlatives. Then choose the correct answer to complete each fact on the quiz.</text:span></text:span></text:p>
      <text:p text:style-name="P4">1. ________________is the highest mountain (high / mountain) on Earth.</text:p>
      <text:p text:style-name="P4">a. Mount Kilimanjaro b. Mount Everest c. K2 </text:p>
      <text:p text:style-name="P4">2. ________________is (fast / animal) in the world.</text:p>
      <text:p text:style-name="P4"><text:s/>a. the camel b. the zebra c. the cheetah </text:p>
      <text:p text:style-name="P4">3. ________________is (long / river) in the world. a. The Nile River b. The Amazon River c. The Yangtze River</text:p>
      <text:p text:style-name="P4">4. ________________is (wide / ocean) on Earth.</text:p>
      <text:p text:style-name="P4"><text:s/>a. The Pacific Ocean b. The Atlantic Ocean c. The Indian Ocean </text:p>
      <text:p text:style-name="P4">5.________________ is (small / continent).</text:p>
      <text:p text:style-name="P4"><text:s/>a. Africa b. Antarctica c. Australia </text:p>
      <text:p text:style-name="P4">6. ________________is (large / animal) on Earth.</text:p>
      <text:p text:style-name="P4">a. the elephant b. the blue whale c. the giraffe</text:p>
      <text:p text:style-name="P4">7.________________ is (cold / place) on Earth.</text:p>
      <text:p text:style-name="P4">a. Antarctica b. Alaska c. Canada </text:p>
      <text:p text:style-name="P4">8. ________________is (close / planet) to the sun.</text:p>
      <text:p text:style-name="P4"><text:s/>a. Mars b. Venus c. Mercur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6T16:02:05.788311535</meta:creation-date>
    <dc:date>2023-11-29T09:47:01.626736802</dc:date>
    <meta:editing-duration>PT23M15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3" meta:paragraph-count="95" meta:word-count="663" meta:character-count="4152" meta:non-whitespace-character-count="3566"/>
  </office:meta>
</office:document-meta>
</file>